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ger (PC 1)" table:style-name="ta1"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7"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6271789073944" calcext:value-type="float">
            <text:p>44.6271789073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.1883685588837" calcext:value-type="float">
            <text:p>47.1883685588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3448393344879" calcext:value-type="float">
            <text:p>47.3448393344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0673696994782" calcext:value-type="float">
            <text:p>48.0673696994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1904964447022" calcext:value-type="float">
            <text:p>47.1904964447022</text:p>
          </table:table-cell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9" table:formula="of:=AVERAGE([.B2:.B6])" office:value-type="float" office:value="46.8836505889893" calcext:value-type="float">
            <text:p>46.8836505889893</text:p>
          </table:table-cell>
        </table:table-row>
      </table:table>
      <table:table table:name="Double Float (PC 1)" table:style-name="ta1">
        <table:table-column table:style-name="co2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2166802883148" calcext:value-type="float">
            <text:p>49.2166802883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6764869689941" calcext:value-type="float">
            <text:p>49.6764869689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6632924079895" calcext:value-type="float">
            <text:p>49.6632924079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3716456890106" calcext:value-type="float">
            <text:p>49.3716456890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098571062088" calcext:value-type="float">
            <text:p>49.0985710620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2:.B6])" office:value-type="float" office:value="49.4053352832794" calcext:value-type="float">
            <text:p>49.4053352832794</text:p>
          </table:table-cell>
        </table:table-row>
      </table:table>
      <table:table table:name="Improved Integer (PC 1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03556728363037" calcext:value-type="float">
            <text:p>0.050355672836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03180027008057" calcext:value-type="float">
            <text:p>0.050318002700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2823848724365" calcext:value-type="float">
            <text:p>0.048282384872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9986667633057" calcext:value-type="float">
            <text:p>0.047998666763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8999547958374" calcext:value-type="float">
            <text:p>0.0489995479583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491908550262451" calcext:value-type="float">
            <text:p>0.049190855026245</text:p>
          </table:table-cell>
        </table:table-row>
      </table:table>
      <table:table table:name="Improved Double Float (PC 1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14529037475586" calcext:value-type="float">
            <text:p>0.002145290374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12128257751465" calcext:value-type="float">
            <text:p>0.001121282577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3730525970459" calcext:value-type="float">
            <text:p>0.001373052597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21855735778809" calcext:value-type="float">
            <text:p>0.001218557357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25265121459961" calcext:value-type="float">
            <text:p>0.00125265121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0142216682434082" calcext:value-type="float">
            <text:p>0.001422166824341</text:p>
          </table:table-cell>
        </table:table-row>
      </table:table>
      <table:table table:name="Integer (PC 2)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9794256687164" calcext:value-type="float">
            <text:p>41.9794256687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5572998523712" calcext:value-type="float">
            <text:p>41.5572998523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5685186386108" calcext:value-type="float">
            <text:p>41.5685186386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9278135299683" calcext:value-type="float">
            <text:p>41.9278135299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9896602630615" calcext:value-type="float">
            <text:p>41.98966026306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2:.B6])" office:value-type="float" office:value="41.8045435905457" calcext:value-type="float">
            <text:p>41.8045435905457</text:p>
          </table:table-cell>
        </table:table-row>
      </table:table>
      <table:table table:name="Double Float (PC 2)" table:style-name="ta1">
        <table:table-column table:style-name="co2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3396198749542" calcext:value-type="float">
            <text:p>38.3396198749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3266286849976" calcext:value-type="float">
            <text:p>38.3266286849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7765784263611" calcext:value-type="float">
            <text:p>38.7765784263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2493479251862" calcext:value-type="float">
            <text:p>38.2493479251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1020042896271" calcext:value-type="float">
            <text:p>38.10200428962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2:.B6])" office:value-type="float" office:value="38.3588358402252" calcext:value-type="float">
            <text:p>38.3588358402252</text:p>
          </table:table-cell>
        </table:table-row>
      </table:table>
      <table:table table:name="Improved Integer (PC 2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48400974273682" calcext:value-type="float">
            <text:p>0.044840097427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42986488342285" calcext:value-type="float">
            <text:p>0.044298648834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49838638305664" calcext:value-type="float">
            <text:p>0.044983863830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47249412536621" calcext:value-type="float">
            <text:p>0.044724941253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45752143859863" calcext:value-type="float">
            <text:p>0.04457521438598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446845531463623" calcext:value-type="float">
            <text:p>0.044684553146362</text:p>
          </table:table-cell>
        </table:table-row>
      </table:table>
      <table:table table:name="Improved Double Float (PC 2)" table:style-name="ta1"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7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594596862793" calcext:value-type="float">
            <text:p>0.002059459686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39760971069336" calcext:value-type="float">
            <text:p>0.001397609710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39427185058594" calcext:value-type="float">
            <text:p>0.001394271850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42121315002441" calcext:value-type="float">
            <text:p>0.001421213150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41739845275879" calcext:value-type="float">
            <text:p>0.00141739845275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7" table:formula="of:=AVERAGE([.B2:.B6])" office:value-type="float" office:value="0.00153799057006836" calcext:value-type="float">
            <text:p>0.001537990570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7:35:02.990280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20:53:36.982822314</meta:creation-date>
    <dc:date>2020-09-09T17:53:17.099391496</dc:date>
    <meta:editing-duration>PT22M26S</meta:editing-duration>
    <meta:editing-cycles>3</meta:editing-cycles>
    <meta:generator>LibreOffice/6.4.5.2$Linux_X86_64 LibreOffice_project/40$Build-2</meta:generator>
    <meta:document-statistic meta:table-count="8" meta:cell-count="112" meta:object-count="0"/>
  </office:meta>
</office:document-meta>
</file>